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0a568" officeooo:paragraph-rsid="0015d2a1"/>
    </style:style>
    <style:style style:name="P2" style:family="paragraph" style:parent-style-name="Standard">
      <style:text-properties style:text-underline-style="none" officeooo:rsid="00128532" officeooo:paragraph-rsid="0015d2a1"/>
    </style:style>
    <style:style style:name="P3" style:family="paragraph" style:parent-style-name="Standard">
      <style:text-properties style:text-underline-style="none" officeooo:rsid="0010a568" officeooo:paragraph-rsid="0015d2a1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fed13" officeooo:paragraph-rsid="0015d2a1" style:font-size-asian="10.5pt" style:font-size-complex="12pt"/>
    </style:style>
    <style:style style:name="P5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officeooo:rsid="001fed13" officeooo:paragraph-rsid="0015d2a1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fed13" officeooo:paragraph-rsid="0015d2a1" style:font-size-asian="10.5pt" style:font-size-complex="12pt"/>
    </style:style>
    <style:style style:name="P7" style:family="paragraph" style:parent-style-name="Standard">
      <style:text-properties style:text-underline-style="none" officeooo:rsid="0015d2a1" officeooo:paragraph-rsid="0015d2a1"/>
    </style:style>
    <style:style style:name="P8" style:family="paragraph" style:parent-style-name="Standard">
      <style:text-properties style:text-underline-style="none" officeooo:rsid="001c50dc" officeooo:paragraph-rsid="0015d2a1"/>
    </style:style>
    <style:style style:name="P9" style:family="paragraph" style:parent-style-name="Standard">
      <style:text-properties style:text-underline-style="none" officeooo:rsid="0010a568" officeooo:paragraph-rsid="0015d2a1"/>
    </style:style>
    <style:style style:name="P10" style:family="paragraph" style:parent-style-name="Standard">
      <style:text-properties style:text-underline-style="none" officeooo:rsid="0010a568" officeooo:paragraph-rsid="0018cecb"/>
    </style:style>
    <style:style style:name="P11" style:family="paragraph" style:parent-style-name="Standard">
      <style:text-properties style:text-underline-style="solid" style:text-underline-width="auto" style:text-underline-color="font-color" officeooo:rsid="0010a568" officeooo:paragraph-rsid="0015d2a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50dc"/>
    </style:style>
    <style:style style:name="T3" style:family="text">
      <style:text-properties style:text-underline-style="none" officeooo:rsid="00128532"/>
    </style:style>
    <style:style style:name="T4" style:family="text">
      <style:text-properties style:text-underline-style="none" officeooo:rsid="0015d2a1"/>
    </style:style>
    <style:style style:name="T5" style:family="text">
      <style:text-properties style:text-underline-style="none" officeooo:rsid="00165260"/>
    </style:style>
    <style:style style:name="T6" style:family="text">
      <style:text-properties style:text-underline-style="none" officeooo:rsid="00175c34"/>
    </style:style>
    <style:style style:name="T7" style:family="text">
      <style:text-properties style:text-underline-style="none" officeooo:rsid="001839fb"/>
    </style:style>
    <style:style style:name="T8" style:family="text">
      <style:text-properties style:text-underline-style="none" officeooo:rsid="0018cecb"/>
    </style:style>
    <style:style style:name="T9" style:family="text">
      <style:text-properties fo:font-size="15pt" style:text-underline-style="none" style:font-size-asian="15pt" style:font-size-complex="15pt"/>
    </style:style>
    <style:style style:name="T10" style:family="text">
      <style:text-properties fo:font-size="15pt" style:text-underline-style="none" officeooo:rsid="0015d2a1" style:font-size-asian="15pt" style:font-size-complex="15pt"/>
    </style:style>
    <style:style style:name="T11" style:family="text">
      <style:text-properties officeooo:rsid="0015d2a1"/>
    </style:style>
    <style:style style:name="T12" style:family="text">
      <style:text-properties officeooo:rsid="0015b0fd"/>
    </style:style>
    <style:style style:name="T13" style:family="text">
      <style:text-properties officeooo:rsid="00175c34"/>
    </style:style>
    <style:style style:name="T14" style:family="text">
      <style:text-properties officeooo:rsid="001839fb"/>
    </style:style>
    <style:style style:name="T15" style:family="text">
      <style:text-properties officeooo:rsid="0018ce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Un </text:span><text:span text:style-name="T10">étudiant</text:span><text:span text:style-name="T9"> </text:span><text:span text:style-name="T10">réussi à passer un QCM</text:span></text:p>
      <text:p text:style-name="P6">Auteur :</text:p>
      <text:p text:style-name="P6"><text:tab/>Adrien MISS</text:p>
      <text:p text:style-name="P6">Version :</text:p>
      <text:p text:style-name="P6"><text:tab/>0.<text:span text:style-name="T13">2</text:span></text:p>
      <text:p text:style-name="P6">Identifiant :</text:p>
      <text:p text:style-name="P4"><text:span text:style-name="T1"><text:tab/>P</text:span><text:span text:style-name="T4">Q01</text:span></text:p>
      <text:p text:style-name="P1">Contexte :<text:span text:style-name="T1"> </text:span></text:p>
      <text:p text:style-name="P1"><text:span text:style-name="T1"><text:tab/></text:span><text:span text:style-name="T6">L’UE « IL » doit être crée</text:span></text:p>
      <text:p text:style-name="P1"><text:span text:style-name="T6"><text:tab/>Le chapitre « Phase d’analyse » doit être </text:span><text:span text:style-name="T7">crée et </text:span><text:span text:style-name="T6">ajouté dans l’UE « IL »</text:span></text:p>
      <text:p text:style-name="P1"><text:span text:style-name="T6"><text:tab/>La question « donner les couleurs primaire » doit être crée dans l’UE « phase d’analyse »</text:span></text:p>
      <text:p text:style-name="P1"><text:span text:style-name="T6"><text:tab/>Les </text:span><text:span text:style-name="T7">réponse proposé</text:span><text:span text:style-name="T8">es</text:span><text:span text:style-name="T7"> sont(« rouge », « jaune », « bleu » ,« violet », « orange »)</text:span></text:p>
      <text:p text:style-name="P1"><text:span text:style-name="T7"><text:tab/>Les bonnes sont (« rouge », « jaune », « bleu »)</text:span></text:p>
      <text:p text:style-name="P1">Entrée :<text:span text:style-name="T1"> </text:span></text:p>
      <text:p text:style-name="P1"><text:span text:style-name="T1"><text:tab/></text:span><text:span text:style-name="T4">nom de l’UE :  « IL »</text:span></text:p>
      <text:p text:style-name="P7"><text:tab/>noms du chapitre : (« phase d’analyse »<text:span text:style-name="T14">)</text:span>,</text:p>
      <text:p text:style-name="P7"><text:tab/>nombre de question : <text:span text:style-name="T14">1</text:span></text:p>
      <text:p text:style-name="P1">Scénario :<text:span text:style-name="T1"> </text:span></text:p>
      <text:p text:style-name="P1"><text:span text:style-name="T1"><text:tab/></text:span><text:span text:style-name="T8">1/l’étudiant choisit de passer un QCM</text:span></text:p>
      <text:p text:style-name="P3"><text:tab/><text:span text:style-name="T15">2</text:span>/ l’étudiant saisie <text:s/><text:span text:style-name="T12">« IL » comme nom d’UE</text:span></text:p>
      <text:p text:style-name="P3"><text:tab/><text:span text:style-name="T15">3/ Il saisit « phase d’analyse » comme liste de chapitres</text:span></text:p>
      <text:p text:style-name="P10"><text:tab/></text:p>
      <text:p text:style-name="P10"><text:span text:style-name="T15"><text:tab/>3</text:span>/<text:span text:style-name="T12"> Il répond(« rouge », « jaune », « bleu »)</text:span><text:tab/></text:p>
      <text:p text:style-name="P1">Résultat attendu :<text:span text:style-name="T1"> </text:span></text:p>
      <text:p text:style-name="P1"><text:span text:style-name="T3"><text:tab/></text:span><text:span text:style-name="T4">Les résultats du QCM sont affichés</text:span></text:p>
      <text:p text:style-name="P1">Moyen de vérification :<text:span text:style-name="T1"> <text:s/></text:span></text:p>
      <text:p text:style-name="P2"><text:tab/><text:span text:style-name="T11">Visuel avec les résultats du QCM</text:span></text:p>
      <text:p text:style-name="P5"><text:span text:style-name="T9">Un </text:span><text:span text:style-name="T10">étudiant</text:span><text:span text:style-name="T9"> </text:span><text:span text:style-name="T10">entre un nombre de question incorrect</text:span></text:p>
      <text:p text:style-name="P6">Auteur :</text:p>
      <text:p text:style-name="P6"><text:tab/>Adrien MISS</text:p>
      <text:p text:style-name="P6">Version :</text:p>
      <text:p text:style-name="P6"><text:tab/>0.1</text:p>
      <text:p text:style-name="P6">Identifiant :</text:p>
      <text:p text:style-name="P4"><text:span text:style-name="T1"><text:tab/>P</text:span><text:span text:style-name="T4">Q02</text:span></text:p>
      <text:p text:style-name="P1">Contexte :<text:span text:style-name="T1"> </text:span></text:p>
      <text:p text:style-name="P1"><text:span text:style-name="T1"><text:tab/></text:span><text:span text:style-name="T4">Des UE et des chapitres doivent avoir été crée</text:span></text:p>
      <text:p text:style-name="P7"><text:tab/>Des questions doivent être associé au chapitre concerné.</text:p>
      <text:p text:style-name="P1">Entrée :<text:span text:style-name="T1"> </text:span></text:p>
      <text:p text:style-name="P1"><text:span text:style-name="T1"><text:tab/></text:span><text:span text:style-name="T4">nom de l’UE :  « IL »</text:span></text:p>
      <text:p text:style-name="P7"><text:tab/>noms du chapitre : (« phase d’analyse », « phase d’implémentation »),</text:p>
      <text:p text:style-name="P7"><text:tab/>nombre de question : 5</text:p>
      <text:p text:style-name="P1">Scénario :<text:span text:style-name="T1"> </text:span></text:p>
      <text:p text:style-name="P3"><text:tab/>1/ l’étudiant saisie <text:span text:style-name="T12">(« IL », « phase d’analyse, phase d’implémentation », 0)</text:span></text:p>
      <text:p text:style-name="P1">Résultat attendu :<text:span text:style-name="T1"> </text:span></text:p>
      <text:p text:style-name="P1"><text:span text:style-name="T3"><text:tab/></text:span><text:span text:style-name="T2">Le système affiche que les données d’entré</text:span><text:span text:style-name="T4">es</text:span><text:span text:style-name="T2"> sont invalide</text:span></text:p>
      <text:p text:style-name="P1">Moyen de vérification :<text:span text:style-name="T1"> <text:s/></text:span></text:p>
      <text:p text:style-name="P2"><text:tab/><text:span text:style-name="T11">Visuel avec le message d’erreur</text:span></text:p>
      <text:p text:style-name="P2"><text:tab/></text:p>
      <text:p text:style-name="P8"/>
      <text:p text:style-name="P5"><text:span text:style-name="T9">Un </text:span><text:span text:style-name="T10">étudiant</text:span><text:span text:style-name="T9"> </text:span><text:span text:style-name="T10">entre un nom d’UE incorrect</text:span></text:p>
      <text:p text:style-name="P6">Auteur :</text:p>
      <text:p text:style-name="P6"><text:tab/>Adrien MISS</text:p>
      <text:p text:style-name="P6">Version :</text:p>
      <text:p text:style-name="P6"><text:tab/>0.1</text:p>
      <text:p text:style-name="P6">Identifiant :</text:p>
      <text:p text:style-name="P4"><text:span text:style-name="T1"><text:tab/>P</text:span><text:span text:style-name="T4">Q03</text:span></text:p>
      <text:p text:style-name="P1">Contexte :<text:span text:style-name="T1"> </text:span></text:p>
      <text:p text:style-name="P1">Entrée :<text:span text:style-name="T1"> </text:span></text:p>
      <text:p text:style-name="P1"><text:span text:style-name="T1"><text:tab/></text:span><text:span text:style-name="T4">nom de l’UE :  « IM »</text:span></text:p>
      <text:p text:style-name="P7"><text:tab/>noms du chapitre : (« phase d’analyse », « phase d’implémentation »),</text:p>
      <text:p text:style-name="P7"><text:tab/>nombre de question : 5</text:p>
      <text:p text:style-name="P1">Scénario :<text:span text:style-name="T1"> </text:span></text:p>
      <text:p text:style-name="P3"><text:tab/>1/ l’étudiant saisie <text:span text:style-name="T12">(« IM », « phase d’analyse, phase d’implémentation », 0)</text:span></text:p>
      <text:p text:style-name="P1">Résultat attendu :<text:span text:style-name="T1"> </text:span></text:p>
      <text:p text:style-name="P1"><text:span text:style-name="T3"><text:tab/></text:span><text:span text:style-name="T2">Le système affiche que les données d’entré</text:span><text:span text:style-name="T4">es</text:span><text:span text:style-name="T2"> sont invalide</text:span></text:p>
      <text:p text:style-name="P1">Moyen de vérification :<text:span text:style-name="T1"> <text:s/></text:span></text:p>
      <text:p text:style-name="P2"><text:tab/><text:span text:style-name="T11">Visuel avec le message d’erreur</text:span></text:p>
      <text:p text:style-name="P8"/>
      <text:p text:style-name="P5"><text:span text:style-name="T9">Un </text:span><text:span text:style-name="T10">étudiant</text:span><text:span text:style-name="T9"> </text:span><text:span text:style-name="T10">entre un nom de chapitre incorrect</text:span></text:p>
      <text:p text:style-name="P6">Auteur :</text:p>
      <text:p text:style-name="P6"><text:tab/>Adrien MISS</text:p>
      <text:p text:style-name="P6">Version :</text:p>
      <text:p text:style-name="P6"><text:tab/>0.1</text:p>
      <text:p text:style-name="P6">Identifiant :</text:p>
      <text:p text:style-name="P4"><text:span text:style-name="T1"><text:tab/>P</text:span><text:span text:style-name="T4">Q04</text:span></text:p>
      <text:p text:style-name="P1">Contexte :<text:span text:style-name="T1"> </text:span></text:p>
      <text:p text:style-name="P1">Entrée :<text:span text:style-name="T1"> </text:span></text:p>
      <text:p text:style-name="P1"><text:span text:style-name="T1"><text:tab/></text:span><text:span text:style-name="T4">nom de l’UE :  « I</text:span><text:span text:style-name="T5">L</text:span><text:span text:style-name="T4"> »</text:span></text:p>
      <text:p text:style-name="P7"><text:tab/>noms du chapitre : (),</text:p>
      <text:p text:style-name="P7"><text:tab/>nombre de question : 5</text:p>
      <text:p text:style-name="P1">Scénario :<text:span text:style-name="T1"> </text:span></text:p>
      <text:p text:style-name="P3"><text:tab/>1/ l’étudiant saisie <text:span text:style-name="T12">(« IM », , 5)</text:span></text:p>
      <text:p text:style-name="P1">Résultat attendu :<text:span text:style-name="T1"> </text:span></text:p>
      <text:p text:style-name="P1"><text:span text:style-name="T3"><text:tab/></text:span><text:span text:style-name="T2">Le système affiche que les données d’entré</text:span><text:span text:style-name="T4">es</text:span><text:span text:style-name="T2"> sont invalide</text:span></text:p>
      <text:p text:style-name="P1">Moyen de vérification :<text:span text:style-name="T1"> <text:s/></text:span></text:p>
      <text:p text:style-name="P2"><text:tab/><text:span text:style-name="T11">Visuel avec le message d’erreur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5:23:59.714952084</meta:creation-date>
    <dc:date>2016-10-19T15:38:07.624623328</dc:date>
    <meta:editing-duration>PT13M4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4" meta:paragraph-count="84" meta:word-count="419" meta:character-count="2204" meta:non-whitespace-character-count="1789"/>
  </office:meta>
</office:document-meta>
</file>